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UserParameterXMLContentHandler.getParsedParamet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serParameterXMLContentHandler.processingInstruction( String target , String d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UserParameterXMLContentHandler.startElement( String namespaceURL , String localName , String qName , Attributes att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UserParameterXMLContentHandler.ignorableWhitespace( char ch [ ] , int start , int leng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UserParameterXMLContentHandler.startPrefixMapping( String prefix , String 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UserParameterXMLContentHandler.skippedEntity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UserParameterXMLContentHandler.endPrefixMapping( String prefi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UserParameterXMLContentHandler.endDocu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UserParameterXMLContentHandler.characters( char ch [ ] , int start , int leng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serParameterXMLContentHandler.startDocu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UserParameterXMLContentHandler.setDocumentLocator( Locator loca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UserParameterXMLContentHandler.endElement( String namespaceURI , String localName , String qNam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